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271in" fo:margin-left="-0.1896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5.1667in"/>
    </style:style>
    <style:style style:name="Table1.B" style:family="table-column">
      <style:table-column-properties style:column-width="2.460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2104in" fo:keep-together="auto"/>
    </style:style>
    <style:style style:name="P1" style:family="paragraph" style:parent-style-name="Standard">
      <loext:graphic-properties draw:fill-color="#ffffff"/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 Medium" style:font-name-asian="Open Sans1" style:font-name-complex="Open Sans1"/>
    </style:style>
    <style:style style:name="P4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1" style:font-name-asian="Open Sans1" style:font-name-complex="Open Sans1"/>
    </style:style>
    <style:style style:name="P5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1" fo:font-weight="bold" style:font-name-asian="Open Sans1" style:font-weight-asian="bold" style:font-name-complex="Open Sans1"/>
    </style:style>
    <style:style style:name="P6" style:family="paragraph" style:parent-style-name="normal">
      <loext:graphic-properties draw:fill-color="#ffffff"/>
      <style:paragraph-properties fo:margin-top="0in" fo:margin-bottom="0in" loext:contextual-spacing="false" fo:line-height="100%" fo:padding="0in" fo:border="none"/>
      <style:text-properties style:font-name="Merriweather2" fo:font-size="8.5pt" fo:font-weight="normal" officeooo:paragraph-rsid="001b221d" style:font-size-asian="8.5pt" style:font-weight-asian="normal" style:font-size-complex="8.5pt" style:font-weight-complex="normal"/>
    </style:style>
    <style:style style:name="P7" style:family="paragraph" style:parent-style-name="Standard">
      <style:paragraph-properties fo:margin-top="0.222in" fo:margin-bottom="0in" loext:contextual-spacing="false" fo:line-height="100%"/>
    </style:style>
    <style:style style:name="P8" style:family="paragraph" style:parent-style-name="Heading_20_2">
      <loext:graphic-properties draw:fill-color="#ffffff"/>
      <style:paragraph-properties fo:line-height="100%" fo:padding="0in" fo:border="none"/>
      <style:text-properties fo:color="#2079c7" style:font-name="Fira Sans Black" fo:font-size="10pt" style:font-name-asian="Open Sans1" style:font-size-asian="10pt" style:font-name-complex="Open Sans1" style:font-size-complex="10pt"/>
    </style:style>
    <style:style style:name="P9" style:family="paragraph" style:parent-style-name="Heading_20_2">
      <loext:graphic-properties draw:fill-color="#ffffff"/>
      <style:paragraph-properties fo:padding="0in" fo:border="none"/>
      <style:text-properties fo:color="#434343" fo:font-size="10pt" officeooo:paragraph-rsid="001a7a42" style:font-size-asian="10pt" style:font-size-complex="10pt"/>
    </style:style>
    <style:style style:name="P10" style:family="paragraph" style:parent-style-name="Heading_20_2">
      <loext:graphic-properties draw:fill-color="#ffffff"/>
      <style:paragraph-properties fo:padding="0in" fo:border="none"/>
      <style:text-properties fo:color="#434343" fo:font-size="10.5pt" fo:font-style="normal" fo:font-weight="bold" officeooo:paragraph-rsid="003006a0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Heading_20_2">
      <loext:graphic-properties draw:fill-color="#ffffff"/>
      <style:paragraph-properties fo:padding="0in" fo:border="none"/>
      <style:text-properties officeooo:paragraph-rsid="00336857"/>
    </style:style>
    <style:style style:name="P12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style:font-size-asian="10pt" style:font-size-complex="10pt"/>
    </style:style>
    <style:style style:name="P13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officeooo:paragraph-rsid="001a7a42" style:font-size-asian="10pt" style:font-size-complex="10pt"/>
    </style:style>
    <style:style style:name="P14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officeooo:paragraph-rsid="002d6c12" style:font-size-asian="10pt" style:font-size-complex="10pt"/>
    </style:style>
    <style:style style:name="P15" style:family="paragraph" style:parent-style-name="Heading_20_1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16" style:family="paragraph" style:parent-style-name="Title">
      <loext:graphic-properties draw:fill-color="#ffffff"/>
      <style:paragraph-properties fo:line-height="100%" fo:padding="0in" fo:border="none"/>
      <style:text-properties fo:font-size="29pt" style:font-size-asian="29pt" style:font-size-complex="29pt"/>
    </style:style>
    <style:style style:name="P17" style:family="paragraph" style:parent-style-name="normal">
      <loext:graphic-properties draw:fill-color="#ffffff"/>
      <style:paragraph-properties fo:padding="0in" fo:border="none"/>
      <style:text-properties style:font-name="Fira Sans Black" fo:font-size="9pt" officeooo:paragraph-rsid="001a7a42" style:font-size-asian="9pt" style:font-size-complex="9pt"/>
    </style:style>
    <style:style style:name="P18" style:family="paragraph" style:parent-style-name="normal">
      <loext:graphic-properties draw:fill-color="#ffffff"/>
      <style:paragraph-properties fo:padding="0in" fo:border="none"/>
      <style:text-properties style:font-name="Fira Sans Black" fo:font-size="10pt" officeooo:paragraph-rsid="002d6c12" style:font-size-asian="10pt" style:font-size-complex="10pt"/>
    </style:style>
    <style:style style:name="P19" style:family="paragraph" style:parent-style-name="normal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20" style:family="paragraph" style:parent-style-name="Subtitle">
      <loext:graphic-properties draw:fill-color="#ffffff"/>
      <style:paragraph-properties fo:line-height="100%" fo:padding="0in" fo:border="none"/>
      <style:text-properties style:font-name="Fira Sans1" fo:font-size="10pt" officeooo:rsid="00121ca5" officeooo:paragraph-rsid="00121ca5" style:font-size-asian="10pt" style:font-size-complex="10pt"/>
    </style:style>
    <style:style style:name="P21" style:family="paragraph" style:parent-style-name="Standard">
      <loext:graphic-properties draw:fill-color="#ffffff"/>
      <style:paragraph-properties fo:margin-left="0in" fo:margin-right="0.2083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fo:font-size="8.5pt" officeooo:paragraph-rsid="00221b49" style:font-size-asian="8.5pt" style:font-size-complex="8.5pt"/>
    </style:style>
    <style:style style:name="P22" style:family="paragraph" style:parent-style-name="Standard">
      <loext:graphic-properties draw:fill-color="#ffffff"/>
      <style:paragraph-properties fo:margin-left="0in" fo:margin-right="0.2083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.5pt" fo:font-weight="bold" officeooo:paragraph-rsid="00221b49" style:font-size-asian="8.5pt" style:font-weight-asian="bold" style:font-size-complex="8.5pt"/>
    </style:style>
    <style:style style:name="P23" style:family="paragraph" style:parent-style-name="Text_20_body">
      <style:text-properties fo:font-size="8pt" style:font-size-asian="8pt" style:font-size-complex="8pt"/>
    </style:style>
    <style:style style:name="P24" style:family="paragraph" style:parent-style-name="Text_20_body">
      <style:text-properties fo:font-size="8.5pt" style:font-size-asian="8.5pt" style:font-size-complex="8.5pt"/>
    </style:style>
    <style:style style:name="P25" style:family="paragraph" style:parent-style-name="Subtitle">
      <style:text-properties style:font-name="Merriweather2" fo:font-size="10pt" style:font-size-asian="10pt" style:font-size-complex="10pt"/>
    </style:style>
    <style:style style:name="P26" style:family="paragraph" style:parent-style-name="Subtitle">
      <style:paragraph-properties fo:line-height="100%"/>
      <style:text-properties style:font-name="Merriweather2" fo:font-size="10pt" style:font-size-asian="10pt" style:font-size-complex="10pt"/>
    </style:style>
    <style:style style:name="P27" style:family="paragraph" style:parent-style-name="Heading_20_2">
      <loext:graphic-properties draw:fill-color="#ffffff"/>
      <style:paragraph-properties fo:margin-top="0.222in" fo:margin-bottom="0.0398in" loext:contextual-spacing="false" fo:line-height="100%" fo:padding="0in" fo:border="none"/>
      <style:text-properties fo:color="#434343" fo:font-size="10.5pt" fo:font-style="normal" fo:font-weight="bold" officeooo:paragraph-rsid="002d6c12" style:font-size-asian="10.5pt" style:font-style-asian="normal" style:font-weight-asian="bold" style:font-size-complex="10.5pt" style:font-style-complex="normal" style:font-weight-complex="bold"/>
    </style:style>
    <style:style style:name="P28" style:family="paragraph" style:parent-style-name="Standard" style:master-page-name="Standard">
      <loext:graphic-properties draw:fill-color="#ffffff"/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29" style:family="paragraph" style:parent-style-name="Standard" style:list-style-name="WWNum2">
      <loext:graphic-properties draw:fill-color="#ffffff"/>
      <style:paragraph-properties fo:margin-left="0in" fo:margin-right="0.2083in" fo:margin-top="0.1429in" fo:margin-bottom="0.0398in" loext:contextual-spacing="false" fo:line-height="100%" fo:text-indent="0in" style:auto-text-indent="false" fo:padding="0in" fo:border="none"/>
      <style:text-properties fo:font-size="8.5pt" style:font-size-asian="8.5pt" style:font-size-complex="8.5pt"/>
    </style:style>
    <style:style style:name="P30" style:family="paragraph" style:parent-style-name="Standard" style:list-style-name="WWNum2">
      <loext:graphic-properties draw:fill-color="#ffffff"/>
      <style:paragraph-properties fo:margin-left="0in" fo:margin-right="0.2083in" fo:margin-top="0.0398in" fo:margin-bottom="0.0398in" loext:contextual-spacing="false" fo:line-height="100%" fo:text-indent="0in" style:auto-text-indent="false" fo:padding="0in" fo:border="none"/>
      <style:text-properties fo:font-size="8.5pt" style:font-size-asian="8.5pt" style:font-size-complex="8.5pt"/>
    </style:style>
    <style:style style:name="P31" style:family="paragraph" style:parent-style-name="Standard" style:list-style-name="WWNum1">
      <loext:graphic-properties draw:fill-color="#ffffff"/>
      <style:paragraph-properties fo:margin-left="0in" fo:margin-right="0.2083in" fo:margin-top="0.0398in" fo:margin-bottom="0.0398in" loext:contextual-spacing="false" fo:line-height="100%" fo:text-indent="0in" style:auto-text-indent="false" fo:padding="0in" fo:border="none"/>
      <style:text-properties fo:font-size="8.5pt" officeooo:paragraph-rsid="001ccd44" style:font-size-asian="8.5pt" style:font-size-complex="8.5pt"/>
    </style:style>
    <style:style style:name="T1" style:family="text">
      <style:text-properties fo:font-size="10pt" fo:font-style="italic" fo:font-weight="normal" officeooo:rsid="00088db0" style:font-size-asian="10pt" style:font-style-asian="italic" style:font-weight-asian="normal" style:font-size-complex="10pt" style:font-weight-complex="normal"/>
    </style:style>
    <style:style style:name="T2" style:family="text">
      <style:text-properties fo:font-size="10pt" fo:font-style="italic" fo:font-weight="normal" officeooo:rsid="00088db0" style:font-size-asian="10pt" style:font-style-asian="italic" style:font-weight-asian="normal" style:font-size-complex="10pt"/>
    </style:style>
    <style:style style:name="T3" style:family="text">
      <style:text-properties fo:font-size="10pt" fo:font-style="italic" fo:font-weight="normal" officeooo:rsid="00088db0" style:font-size-asian="10pt" style:font-style-asian="italic" style:font-weight-asian="normal" style:font-size-complex="10pt" style:font-weight-complex="bold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font-style="italic" fo:font-weight="normal" style:font-style-asian="italic" style:font-weight-asian="normal" style:font-style-complex="normal" style:font-weight-complex="bold"/>
    </style:style>
    <style:style style:name="T6" style:family="text">
      <style:text-properties fo:color="#434343" style:font-name="Merriweather2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fo:color="#434343" style:font-name="Merriweather2" fo:font-size="9pt" fo:font-style="italic" fo:font-weight="normal" fo:background-color="transparent" loext:char-shading-value="0" style:font-size-asian="9pt" style:font-style-asian="italic" style:font-weight-asian="normal" style:font-size-complex="9pt" style:font-style-complex="italic" style:font-weight-complex="bold"/>
    </style:style>
    <style:style style:name="T8" style:family="text">
      <style:text-properties fo:color="#434343" style:font-name="Merriweather2" fo:font-size="10.5pt" fo:font-style="normal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fo:color="#434343" fo:font-style="italic" fo:font-weight="normal" style:font-style-asian="italic" style:font-weight-asian="normal"/>
    </style:style>
    <style:style style:name="T10" style:family="text">
      <style:text-properties fo:color="#434343" fo:font-style="italic" fo:font-weight="normal" style:font-style-asian="italic" style:font-weight-asian="normal" style:font-style-complex="normal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088db0"/>
    </style:style>
    <style:style style:name="T13" style:family="text">
      <style:text-properties style:font-name="Fira Sans Black"/>
    </style:style>
    <style:style style:name="T14" style:family="text">
      <style:text-properties fo:font-size="10.5pt" fo:font-style="italic" fo:font-weight="normal" officeooo:rsid="00088db0" style:font-size-asian="10.5pt" style:font-style-asian="italic" style:font-weight-asian="normal" style:font-size-complex="10.5pt"/>
    </style:style>
    <style:style style:name="T15" style:family="text">
      <style:text-properties fo:font-size="10.5pt" fo:font-style="italic" fo:font-weight="normal" officeooo:rsid="00088db0" style:font-size-asian="10.5pt" style:font-style-asian="italic" style:font-weight-asian="normal" style:font-size-complex="10.5pt" style:font-weight-complex="bold"/>
    </style:style>
    <style:style style:name="T16" style:family="text">
      <style:text-properties fo:font-size="10.5pt" fo:font-style="italic" fo:font-weight="bold" officeooo:rsid="00189bde" style:font-size-asian="10.5pt" style:font-style-asian="italic" style:font-weight-asian="bold" style:font-size-complex="10.5pt" style:font-weight-complex="bold"/>
    </style:style>
    <style:style style:name="T17" style:family="text">
      <style:text-properties fo:font-size="10.5pt" fo:font-style="normal" fo:font-weight="bold" officeooo:rsid="00189bde" style:font-size-asian="10.5pt" style:font-style-asian="normal" style:font-weight-asian="bold" style:font-size-complex="10.5pt" style:font-style-complex="normal" style:font-weight-complex="bold"/>
    </style:style>
    <style:style style:name="T18" style:family="text">
      <style:text-properties fo:font-size="10.5pt" fo:font-style="normal" fo:font-weight="bold" officeooo:rsid="00088db0" style:font-size-asian="10.5pt" style:font-style-asian="normal" style:font-weight-asian="bold" style:font-size-complex="10.5pt" style:font-style-complex="normal" style:font-weight-complex="bold"/>
    </style:style>
    <style:style style:name="T19" style:family="text">
      <style:text-properties fo:font-size="10.5pt" fo:font-style="normal" fo:font-weight="normal" officeooo:rsid="00088db0" style:font-size-asian="10.5pt" style:font-style-asian="normal" style:font-weight-asian="normal" style:font-size-complex="10.5pt" style:font-style-complex="normal" style:font-weight-complex="bold"/>
    </style:style>
    <style:style style:name="T20" style:family="text">
      <style:text-properties officeooo:rsid="001808d7"/>
    </style:style>
    <style:style style:name="T21" style:family="text">
      <style:text-properties officeooo:rsid="001a7a42"/>
    </style:style>
    <style:style style:name="T22" style:family="text">
      <style:text-properties officeooo:rsid="001ccd44"/>
    </style:style>
    <style:style style:name="T23" style:family="text">
      <style:text-properties officeooo:rsid="0026a4dc"/>
    </style:style>
    <style:style style:name="T24" style:family="text">
      <style:text-properties officeooo:rsid="002b83be"/>
    </style:style>
    <style:style style:name="T25" style:family="text">
      <style:text-properties fo:color="#000000" style:font-name="Merriweather2" fo:font-size="9pt" fo:font-style="italic" fo:font-weight="normal" fo:background-color="transparent" loext:char-shading-value="0" style:font-size-asian="9pt" style:font-style-asian="italic" style:font-weight-asian="normal" style:font-size-complex="9pt" style:font-style-complex="italic" style:font-weight-complex="bold"/>
    </style:style>
    <style:style style:name="T26" style:family="text">
      <style:text-properties fo:font-size="8.5pt" style:font-size-asian="8.5pt" style:font-size-complex="8.5pt"/>
    </style:style>
    <style:style style:name="T27" style:family="text">
      <style:text-properties fo:font-size="8.5pt" officeooo:rsid="000aeddd" style:font-size-asian="8.5pt" style:font-size-complex="8.5pt"/>
    </style:style>
    <style:style style:name="T28" style:family="text">
      <style:text-properties officeooo:rsid="003535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bookmark text:name="_x8fm1uorkbaw"/>Sarath <text:s/>Sasi Godavarthi</text:p>
            <text:p text:style-name="P20"><text:bookmark text:name="_ymi089liagec"/>The technical complexity of Bio-sciences,their life sustaining capabilities, coupled with the composite ground of coding, inspire in me a passion for <text:span text:style-name="T12">Pharmacovigilance</text:span> and its diverse applications.</text:p>
          </table:table-cell>
          <table:table-cell table:style-name="Table1.A1" office:value-type="string">
            <text:p text:style-name="P4">Plot <text:s/>129 <text:s/>VP Colony Poranki Vijayawada <text:s/>- <text:s/>521137</text:p>
            <text:p text:style-name="P3"/>
            <text:p text:style-name="P5">(+91) <text:s/>9952905591 sarathsasi.g@gmail.com</text:p>
          </table:table-cell>
        </table:table-row>
        <table:table-row table:style-name="Table1.2">
          <table:table-cell table:style-name="Table1.A1" office:value-type="string">
            <text:p text:style-name="P12"><text:bookmark text:name="_y7d3xdxnr44m"/>EXPERIENCE</text:p>
            <text:p text:style-name="P11"><text:span text:style-name="T17">Drug Safety Associate</text:span><text:span text:style-name="T16"> </text:span></text:p>
            <text:p text:style-name="Subtitle"><text:span text:style-name="T1">Biomed Informatics Medwin Hospitals</text:span><text:span text:style-name="T3">, Hyderabad</text:span><text:span text:style-name="T15"> </text:span></text:p>
            <text:p text:style-name="Text_20_body"><text:span text:style-name="T21">Jan </text:span>20<text:span text:style-name="T12">21</text:span> – <text:span text:style-name="T20">Dec 2021</text:span></text:p>
            <text:p text:style-name="P11"><text:span text:style-name="T18">Intern</text:span><text:span text:style-name="T19">, </text:span><text:span text:style-name="T17">Drug Safety Associate</text:span></text:p>
            <text:p text:style-name="Subtitle"><text:span text:style-name="T1">Biomed Informatics Medwin Hospitals</text:span><text:span text:style-name="T2">, Hyderabad</text:span><text:span text:style-name="T14"> </text:span></text:p>
            <text:p text:style-name="Text_20_body"><text:bookmark text:name="_n64fgzu3lwuy"/><text:span text:style-name="T12">Oct </text:span>20<text:span text:style-name="T12">20</text:span> – <text:span text:style-name="T20">Dec 2020</text:span></text:p>
            <text:p text:style-name="P14"><text:bookmark text:name="_yk8luflkpwij"/>EDUCATION</text:p>
            <text:p text:style-name="P18"/>
            <text:p text:style-name="Subtitle"><text:span text:style-name="T8">Advanced P.G. Diploma in Clinical Research and Pharmacovigilance</text:span><text:span text:style-name="T6"> </text:span><text:span text:style-name="T7">BioMed Informatics Medwin Hospitals, </text:span><text:span text:style-name="T25">Hyderabad</text:span></text:p>
            <text:p text:style-name="P24"><text:span text:style-name="T22">Jun 2020</text:span> - <text:span text:style-name="T22">Sep</text:span> 2020</text:p>
            <text:p text:style-name="P27">B.E. <text:s/>in <text:s/>Biotechnology</text:p>
            <text:p text:style-name="P26"><text:span text:style-name="T10">Sathyabama University, </text:span><text:span text:style-name="T5">Chennai</text:span></text:p>
            <text:p text:style-name="P24"><text:bookmark text:name="_7vtcyzeczjot"/>2015 - 2020, Secured 70%</text:p>
            <text:p text:style-name="P10">BiPC</text:p>
            <text:p text:style-name="P25"><text:span text:style-name="T9">Sri <text:s/>Chaitanya Co-Ed Jr.College,</text:span><text:span text:style-name="T4"> Vijayawada</text:span></text:p>
            <text:p text:style-name="P23"><text:bookmark text:name="_miiyt1y6sl7g"/><text:span text:style-name="T26">2012 - 2014, Sec</text:span><text:span text:style-name="T27">u</text:span><text:span text:style-name="T26">red 81%</text:span> </text:p>
            <text:p text:style-name="P13"><text:bookmark text:name="_jhv78pp9wtzd"/><text:span text:style-name="T24">ACADEMIC </text:span>PROJECT</text:p>
            <text:p text:style-name="P9"><text:bookmark text:name="_vm051rmyhoww"/><text:span text:style-name="T24">Mitochondrial </text:span>Genome Sequencing and Analysis of Ray Fish <text:span text:style-name="T23">u</text:span>sing Illumina Nextseq500 Platform</text:p>
            <text:p text:style-name="P2"/>
            <text:p text:style-name="P2"/>
            <text:p text:style-name="P8"><text:bookmark text:name="_y9gbu6uqy7nn"/>LANGUAGES</text:p>
            <text:p text:style-name="P7">English, Telugu, Hindi </text:p>
          </table:table-cell>
          <table:table-cell table:style-name="Table1.A1" office:value-type="string">
            <text:p text:style-name="P13">PHARMACOVIGILANCE SKILLS</text:p>
            <text:p text:style-name="P17"/>
            <text:p text:style-name="P6">Certified in Pharmacovigilance and Oracle Argus Safety</text:p>
            <text:p text:style-name="P6"/>
            <text:p text:style-name="P6"><text:span text:style-name="T28">Manage</text:span> Individual Case Safety Reports (ICSRs) and initial case entries</text:p>
            <text:p text:style-name="P6"/>
            <text:p text:style-name="P6">Duplicate search<text:span text:style-name="T28">es</text:span> in the database before book-in and case creation / initial data entry in Argus</text:p>
            <text:p text:style-name="P6"/>
            <text:p text:style-name="P6"><text:span text:style-name="T28">C</text:span>od<text:span text:style-name="T28">e</text:span> adverse events using MedDRA and WHO Drug dictionary</text:p>
            <text:p text:style-name="P6"/>
            <text:p text:style-name="P6">Determ<text:span text:style-name="T28">ine</text:span> regulatory reporting requirements based on assessment of seriousness and labeling of selected event terms</text:p>
            <text:p text:style-name="P13"><text:bookmark text:name="_ca0awj8022e2"/>TECHNICAL SKILLS</text:p>
            <text:list xml:id="list952972081" text:style-name="WWNum2">
              <text:list-header>
                <text:p text:style-name="P29"><text:span text:style-name="T11">Coding</text:span>: <text:s/>Python <text:s/>Automation and <text:s/>Web <text:s/>Design</text:p>
                <text:p text:style-name="P30"><text:span text:style-name="T11">System Administration</text:span>: Open Source <text:s/>Software; <text:s/>Linux</text:p>
              </text:list-header>
            </text:list>
            <text:list xml:id="list439873657" text:style-name="WWNum1">
              <text:list-header>
                <text:p text:style-name="P31"><text:span text:style-name="T11">Programming Languages</text:span>: HTML5, CSS3, Python, JavaScript</text:p>
              </text:list-header>
            </text:list>
            <text:p text:style-name="P15"><text:bookmark text:name="_tuxh7mwdaxox"/><text:span text:style-name="T13">PERSONAL STRENGTHS</text:span> </text:p>
            <text:p text:style-name="P19"/>
            <text:p text:style-name="P22">Accuracy and Precision</text:p>
            <text:p text:style-name="P21">Excellent <text:s/>information <text:s/>input and output <text:s/>skills</text:p>
            <text:p text:style-name="P21"/>
            <text:p text:style-name="P22">Data Interpretation</text:p>
            <text:p text:style-name="P21">Good <text:s/>interpretation <text:s/>skills. Accurate <text:s/>data <text:s/>information reproduction</text:p>
            <text:p text:style-name="P21"/>
            <text:p text:style-name="P22">Communication Skills</text:p>
            <text:p text:style-name="P21">Adept at business, technical and <text:s/>conversational English. Can be a team member, or lead a tea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1" fo:font-family="Merriweather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Fira Sans" fo:font-family="'Fi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swiss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swiss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swiss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6T12:21:11.929798035</dc:date>
    <dc:creator>Sasi Sarath</dc:creator>
    <meta:editing-duration>PT3H56M32S</meta:editing-duration>
    <meta:editing-cycles>44</meta:editing-cycles>
    <meta:generator>LibreOffice/6.1.5.2$Linux_X86_64 LibreOffice_project/10$Build-2</meta:generator>
    <meta:document-statistic meta:table-count="1" meta:image-count="0" meta:object-count="0" meta:page-count="1" meta:paragraph-count="41" meta:word-count="245" meta:character-count="1807" meta:non-whitespace-character-count="1575"/>
  </office:meta>
</office:document-meta>
</file>